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8pt" fo:text-shadow="1pt 1pt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align="start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1.27cm" fo:margin-right="0cm" fo:text-indent="-1.27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margin-left="1.27cm" fo:margin-right="0cm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text-indent="-1.27cm"/>
    </style:style>
    <style:style style:name="P11" style:family="paragraph">
      <loext:graphic-properties draw:fill="none" draw:fill-color="#ffffff"/>
      <style:paragraph-properties fo:margin-left="1.27cm" fo:margin-right="0cm" fo:text-indent="-1.27cm"/>
      <style:text-properties fo:color="#000000" style:font-name="Segoe UI" fo:font-size="32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1pt 1pt" style:text-underline-style="none" fo:font-weight="bold" style:letter-kerning="true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908cm" svg:height="3.063cm" svg:x="1.016cm" svg:y="0.762cm">
          <draw:text-box>
            <text:p text:style-name="P1"><text:span text:style-name="T1">HYMN #770</text:span></text:p>
            <text:p text:style-name="P1"><text:span text:style-name="T2">“</text:span><text:span text:style-name="T2">What a Friend We Have in Jesu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908cm" svg:height="7.011cm" svg:x="1.016cm" svg:y="0.762cm">
          <draw:text-box>
            <text:p text:style-name="P4"><text:span text:style-name="T3">1. </text:span><text:span text:style-name="T4">What a friend we have in Jesus,</text:span><text:span text:style-name="T4"><text:line-break/></text:span><text:span text:style-name="T4"> <text:s text:c="3"/>All our sins and griefs to bear!</text:span><text:span text:style-name="T4"><text:line-break/></text:span><text:span text:style-name="T4"> <text:s text:c="3"/>What a privilege to carry</text:span><text:span text:style-name="T4"><text:line-break/></text:span><text:span text:style-name="T4"> <text:s text:c="3"/>Ev’rything to God in pray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7" draw:layer="layout" svg:width="25.908cm" svg:height="7.011cm" svg:x="1.016cm" svg:y="0.762cm">
          <draw:text-box>
            <text:p text:style-name="P6"><text:span text:style-name="T5"><text:s text:c="4"/></text:span><text:span text:style-name="T4">Oh, what peace we often forfeit;</text:span><text:span text:style-name="T4"><text:line-break/></text:span><text:span text:style-name="T4"> <text:s text:c="3"/>Oh, what needless pain we bear—</text:span><text:span text:style-name="T4"><text:line-break/></text:span><text:span text:style-name="T4"> <text:s text:c="3"/>All because we do not carry</text:span><text:span text:style-name="T4"><text:line-break/></text:span><text:span text:style-name="T4"> <text:s text:c="3"/>Ev’rything to God in pray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9" draw:layer="layout" svg:width="25.908cm" svg:height="7.011cm" svg:x="1.016cm" svg:y="0.762cm">
          <draw:text-box>
            <text:p text:style-name="P8"><text:span text:style-name="T6">2. </text:span><text:span text:style-name="T7">Have we trials and temptations?</text:span><text:span text:style-name="T7"><text:line-break/></text:span><text:span text:style-name="T7">Is there trouble anywhere?</text:span><text:span text:style-name="T7"><text:line-break/></text:span><text:span text:style-name="T7">We should never be discouraged—</text:span><text:span text:style-name="T7"><text:line-break/></text:span><text:span text:style-name="T7">Take it to the Lord in pray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11" draw:layer="layout" svg:width="25.908cm" svg:height="7.011cm" svg:x="1.016cm" svg:y="0.762cm">
          <draw:text-box>
            <text:p text:style-name="P10"><text:span text:style-name="T8"><text:s text:c="4"/></text:span><text:span text:style-name="T7">Can we find a friend so faithful</text:span><text:span text:style-name="T7"><text:line-break/></text:span><text:span text:style-name="T7">Who will all our sorrows share?</text:span><text:span text:style-name="T7"><text:line-break/></text:span><text:span text:style-name="T7">Jesus knows our ev’ry weakness—</text:span><text:span text:style-name="T7"><text:line-break/></text:span><text:span text:style-name="T7">Take it to the Lord in pray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4" draw:text-style-name="P9" draw:layer="layout" svg:width="25.908cm" svg:height="7.011cm" svg:x="1.016cm" svg:y="0.762cm">
          <draw:text-box>
            <text:p text:style-name="P8"><text:span text:style-name="T6">3. </text:span><text:span text:style-name="T7">Are we weak and heavy laden,</text:span></text:p>
            <text:p text:style-name="P8"><text:span text:style-name="T7"><text:s text:c="4"/></text:span><text:span text:style-name="T7">Cumbered with a load of care?</text:span><text:span text:style-name="T7"><text:line-break/></text:span><text:span text:style-name="T7">Precious Savior, still our refuge—</text:span></text:p>
            <text:p text:style-name="P8"><text:span text:style-name="T7"><text:s text:c="4"/></text:span><text:span text:style-name="T7">Take it to the Lord in pray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5" draw:text-style-name="P11" draw:layer="layout" svg:width="25.908cm" svg:height="13.736cm" svg:x="1.016cm" svg:y="0.762cm">
          <draw:text-box>
            <text:p text:style-name="P10"><text:span text:style-name="T8"><text:s text:c="3"/></text:span><text:span text:style-name="T9"><text:s/></text:span><text:span text:style-name="T7">Do thy friends despise, forsake thee?</text:span></text:p>
            <text:p text:style-name="P10"><text:span text:style-name="T7"><text:s text:c="4"/></text:span><text:span text:style-name="T7">Take it to the Lord in prayer.</text:span><text:span text:style-name="T7"><text:line-break/></text:span><text:span text:style-name="T7">In His arms He’ll take and shield thee;</text:span></text:p>
            <text:p text:style-name="P10"><text:span text:style-name="T7"><text:s text:c="4"/></text:span><text:span text:style-name="T7">Thou wilt find a solace there.</text:span></text:p>
            <text:p text:style-name="P12"><text:span text:style-name="T9"><text:line-break/></text:span><text:span text:style-name="T9"/></text:p>
            <text:p text:style-name="P12"><text:span text:style-name="T9"><text:s text:c="13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20:53:22.828000000</meta:creation-date>
    <dc:date>2019-01-16T22:51:40.740000000</dc:date>
    <meta:editing-duration>PT3M57S</meta:editing-duration>
    <meta:editing-cycles>3</meta:editing-cycles>
    <meta:generator>LibreOffice/6.1.3.2$Windows_X86_64 LibreOffice_project/86daf60bf00efa86ad547e59e09d6bb77c699acb</meta:generator>
    <meta:document-statistic meta:object-count="126"/>
  </office:meta>
</office:document-meta>
</file>